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be33d" draw:opacity="100%" draw:textarea-horizontal-align="justify" draw:textarea-vertical-align="middle" draw:auto-grow-height="false" fo:min-height="1.66cm" fo:min-width="1.447cm"/>
      <style:paragraph-properties style:writing-mode="lr-tb"/>
    </style:style>
    <style:style style:name="gr2" style:family="graphic" style:parent-style-name="standard">
      <style:graphic-properties draw:fill-color="#ed4c05" draw:opacity="100%" draw:textarea-horizontal-align="justify" draw:textarea-vertical-align="middle" draw:auto-grow-height="false" fo:min-height="1.75cm" fo:min-width="3.7cm"/>
      <style:paragraph-properties style:writing-mode="lr-tb"/>
    </style:style>
    <style:style style:name="gr3" style:family="graphic" style:parent-style-name="standard">
      <style:graphic-properties draw:fill-color="#158466" draw:opacity="100%" draw:textarea-horizontal-align="justify" draw:textarea-vertical-align="middle" draw:auto-grow-height="false" fo:min-height="1.75cm" fo:min-width="6.6cm"/>
      <style:paragraph-properties style:writing-mode="lr-tb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75cm" fo:min-width="5.4cm"/>
      <style:paragraph-properties style:writing-mode="lr-tb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75cm" fo:min-width="5.7cm"/>
      <style:paragraph-properties style:writing-mode="lr-tb"/>
    </style:style>
    <style:style style:name="gr6" style:family="graphic" style:parent-style-name="standard">
      <style:graphic-properties draw:opacity="100%" draw:textarea-horizontal-align="justify" draw:textarea-vertical-align="middle" draw:auto-grow-height="false" fo:min-height="1.75cm" fo:min-width="4.6cm"/>
      <style:paragraph-properties style:writing-mode="lr-tb"/>
    </style:style>
    <style:style style:name="gr7" style:family="graphic" style:parent-style-name="standard">
      <style:graphic-properties draw:fill-color="#158466" draw:opacity="100%" draw:textarea-horizontal-align="justify" draw:textarea-vertical-align="middle" draw:auto-grow-height="false" fo:min-height="1.75cm" fo:min-width="4.6cm"/>
      <style:paragraph-properties style:writing-mode="lr-tb"/>
    </style:style>
    <style:style style:name="gr8" style:family="graphic" style:parent-style-name="standard">
      <style:graphic-properties draw:fill-color="#bbe33d" draw:opacity="100%" draw:textarea-horizontal-align="justify" draw:textarea-vertical-align="middle" draw:auto-grow-height="false" fo:min-height="1.66cm" fo:min-width="1.519cm"/>
      <style:paragraph-properties style:writing-mode="lr-tb"/>
    </style:style>
    <style:style style:name="gr9" style:family="graphic" style:parent-style-name="standard">
      <style:graphic-properties draw:fill-color="#158466" draw:opacity="100%" draw:textarea-horizontal-align="justify" draw:textarea-vertical-align="middle" draw:auto-grow-height="false" fo:min-height="1.75cm" fo:min-width="7.5cm"/>
      <style:paragraph-properties style:writing-mode="lr-tb"/>
    </style:style>
    <style:style style:name="gr10" style:family="graphic" style:parent-style-name="standard">
      <style:graphic-properties draw:fill-color="#5eb91e" draw:opacity="100%" draw:textarea-horizontal-align="justify" draw:textarea-vertical-align="middle" draw:auto-grow-height="false" fo:min-height="1.73cm" fo:min-width="1.557cm"/>
      <style:paragraph-properties style:writing-mode="lr-tb"/>
    </style:style>
    <style:style style:name="gr11" style:family="graphic" style:parent-style-name="standard">
      <style:graphic-properties draw:fill-color="#5eb91e" draw:opacity="100%" draw:textarea-horizontal-align="justify" draw:textarea-vertical-align="middle" draw:auto-grow-height="false" fo:min-height="1.66cm" fo:min-width="1.557cm"/>
      <style:paragraph-properties style:writing-mode="lr-tb"/>
    </style:style>
    <style:style style:name="gr12" style:family="graphic" style:parent-style-name="standard">
      <style:graphic-properties draw:fill-color="#5eb91e" draw:opacity="100%" draw:textarea-horizontal-align="justify" draw:textarea-vertical-align="middle" draw:auto-grow-height="false" fo:min-height="1.73cm" fo:min-width="1.552cm"/>
      <style:paragraph-properties style:writing-mode="lr-tb"/>
    </style:style>
    <style:style style:name="gr13" style:family="graphic" style:parent-style-name="standard">
      <style:graphic-properties draw:fill-color="#bbe33d" draw:opacity="100%" draw:textarea-horizontal-align="justify" draw:textarea-vertical-align="middle" draw:auto-grow-height="false" fo:min-height="1.73cm" fo:min-width="1.447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5cm" fo:min-width="2.2cm"/>
    </style:style>
    <style:style style:name="gr1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518cm" fo:min-width="1.34cm"/>
    </style:style>
    <style:style style:name="gr19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0" style:family="graphic" style:parent-style-name="standard">
      <style:graphic-properties draw:fill-color="#ed4c05" draw:textarea-horizontal-align="justify" draw:textarea-vertical-align="middle" draw:auto-grow-height="false" fo:min-height="1.25cm" fo:min-width="2.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bbe33d" draw:opacity="100%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ed4c05" draw:opacity="100%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158466" draw:opacity="100%"/>
      <style:paragraph-properties fo:text-align="center" style:writing-mode="lr-tb"/>
    </style:style>
    <style:style style:name="P7" style:family="paragraph">
      <loext:graphic-properties draw:opacity="100%"/>
      <style:paragraph-properties fo:text-align="center" style:writing-mode="lr-tb"/>
    </style:style>
    <style:style style:name="P8" style:family="paragraph">
      <loext:graphic-properties draw:fill-color="#158466" draw:opacity="100%"/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-color="#bbe33d" draw:opacity="100%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-color="#5eb91e" draw:opacity="100%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-color="#5eb91e" draw:opacity="100%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fo:font-size="13pt" style:font-size-asian="13pt" style:font-size-complex="13pt"/>
    </style:style>
    <style:style style:name="P17" style:family="paragraph">
      <loext:graphic-properties draw:fill-color="#ed4c05"/>
      <style:paragraph-properties fo:text-align="center" style:writing-mode="lr-tb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3" xml:id="id7" draw:id="id7" draw:layer="layout" svg:width="2.753cm" svg:height="2.7cm" svg:x="25.147cm" svg:y="14.2cm">
          <text:p text:style-name="P1"><text:span text:style-name="T1">Juniper</text:span></text:p>
          <text:p text:style-name="P1"><text:span text:style-name="T1">VMX15</text:span></text:p>
          <text:p text:style-name="P1"><text:span text:style-name="T1">Manage</text:span></text:p>
          <text:p text:style-name="P2"><text:span text:style-name="T1">Conf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13" draw:id="id13" draw:layer="layout" svg:width="4.2cm" svg:height="2cm" svg:x="28.3cm" svg:y="2.45cm">
          <text:p text:style-name="P4"><text:span text:style-name="T2">BaseManageV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0" draw:id="id10" draw:layer="layout" svg:width="7.1cm" svg:height="2cm" svg:x="14.2cm" svg:y="8.4cm">
          <text:p text:style-name="P2"><text:span text:style-name="T2">JuniperVSRXManageConfig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2" draw:id="id12" draw:layer="layout" svg:width="5.9cm" svg:height="2cm" svg:x="1.1cm" svg:y="8.4cm">
          <text:p text:style-name="P2"><text:span text:style-name="T2">CiscoVIOSManageConfig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6.2cm" svg:height="2cm" svg:x="7.7cm" svg:y="8.4cm">
          <text:p text:style-name="P2"><text:span text:style-name="T2">CiscoIOSXRManageConfig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1" draw:id="id11" draw:layer="layout" svg:width="5.1cm" svg:height="2cm" svg:x="4.8cm" svg:y="2.45cm">
          <text:p text:style-name="P2"><text:span text:style-name="T2">CiscoManageConfig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9" draw:id="id9" draw:layer="layout" svg:width="5.1cm" svg:height="2cm" svg:x="18.5cm" svg:y="2.45cm">
          <text:p text:style-name="P4"><text:span text:style-name="T2">JuniperManageConfig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6" draw:id="id6" draw:layer="layout" svg:width="2.853cm" svg:height="2.7cm" svg:x="25.147cm" svg:y="11.2cm">
          <text:p text:style-name="P9"><text:span text:style-name="T1">Juniper</text:span></text:p>
          <text:p text:style-name="P9"><text:span text:style-name="T1">VMX14</text:span></text:p>
          <text:p text:style-name="P9"><text:span text:style-name="T1">Manage</text:span></text:p>
          <text:p text:style-name="P9"><text:span text:style-name="T1">Conf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5" draw:id="id5" draw:layer="layout" svg:width="8cm" svg:height="2cm" svg:x="22cm" svg:y="8.4cm">
          <text:p text:style-name="P2"><text:span text:style-name="T2">JuniperVMXManageConfig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2" draw:id="id2" draw:layer="layout" svg:width="2.907cm" svg:height="2.8cm" svg:x="15.793cm" svg:y="19.7cm">
          <text:p text:style-name="P9"><text:span text:style-name="T2">Cisco</text:span></text:p>
          <text:p text:style-name="P9"><text:span text:style-name="T2">IOSXR15</text:span></text:p>
          <text:p text:style-name="P9"><text:span text:style-name="T2">Manage</text:span></text:p>
          <text:p text:style-name="P9"><text:span text:style-name="T2">Conf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3" draw:id="id3" draw:layer="layout" svg:width="2.907cm" svg:height="2.7cm" svg:x="15.793cm" svg:y="22.8cm">
          <text:p text:style-name="P1"><text:span text:style-name="T2">Cisco</text:span></text:p>
          <text:p text:style-name="P1"><text:span text:style-name="T2">IOSXR16</text:span></text:p>
          <text:p text:style-name="P1"><text:span text:style-name="T2">Manage</text:span></text:p>
          <text:p text:style-name="P2"><text:span text:style-name="T2">Conf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4" draw:id="id4" draw:layer="layout" svg:width="2.9cm" svg:height="2.8cm" svg:x="15.8cm" svg:y="25.8cm">
          <text:p text:style-name="P1"><text:span text:style-name="T2">Cisco</text:span></text:p>
          <text:p text:style-name="P1"><text:span text:style-name="T2">IOSXR17</text:span></text:p>
          <text:p text:style-name="P1"><text:span text:style-name="T2">Manage</text:span></text:p>
          <text:p text:style-name="P2"><text:span text:style-name="T2">Conf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" draw:id="id8" draw:layer="layout" svg:width="2.753cm" svg:height="2.8cm" svg:x="25.147cm" svg:y="17.2cm">
          <text:p text:style-name="P1"><text:span text:style-name="T1">Juniper</text:span></text:p>
          <text:p text:style-name="P1"><text:span text:style-name="T1">VMX16</text:span></text:p>
          <text:p text:style-name="P1"><text:span text:style-name="T1">Manage</text:span></text:p>
          <text:p text:style-name="P2"><text:span text:style-name="T1">Conf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3" draw:layer="layout" svg:x1="10.8cm" svg:y1="10.4cm" svg:x2="15.793cm" svg:y2="21.1cm" draw:start-shape="id1" draw:start-glue-point="2" draw:end-shape="id2" draw:end-glue-point="6" svg:d="M10800 10400v10700h4993" svg:viewBox="0 0 4994 10701">
          <text:p/>
        </draw:connector>
        <draw:connector draw:style-name="gr14" draw:text-style-name="P13" draw:layer="layout" svg:x1="10.8cm" svg:y1="10.4cm" svg:x2="15.793cm" svg:y2="24.15cm" draw:start-shape="id1" draw:start-glue-point="2" draw:end-shape="id3" draw:end-glue-point="6" svg:d="M10800 10400v13750h4993" svg:viewBox="0 0 4994 13751">
          <text:p/>
        </draw:connector>
        <draw:connector draw:style-name="gr14" draw:text-style-name="P13" draw:layer="layout" svg:x1="10.8cm" svg:y1="10.4cm" svg:x2="15.8cm" svg:y2="27.2cm" draw:start-shape="id1" draw:start-glue-point="2" draw:end-shape="id4" draw:end-glue-point="6" svg:d="M10800 10400v16800h5000" svg:viewBox="0 0 5001 16801">
          <text:p/>
        </draw:connector>
        <draw:connector draw:style-name="gr14" draw:text-style-name="P13" draw:layer="layout" svg:x1="22cm" svg:y1="9.4cm" svg:x2="25.147cm" svg:y2="12.55cm" draw:start-shape="id5" draw:start-glue-point="3" draw:end-shape="id6" draw:end-glue-point="6" svg:d="M22000 9400h-501v3150h3648" svg:viewBox="0 0 3649 3151">
          <text:p/>
        </draw:connector>
        <draw:connector draw:style-name="gr14" draw:text-style-name="P13" draw:layer="layout" svg:x1="22cm" svg:y1="9.4cm" svg:x2="25.147cm" svg:y2="15.55cm" draw:start-shape="id5" draw:start-glue-point="3" draw:end-shape="id7" draw:end-glue-point="6" svg:d="M22000 9400h-501v6150h3648" svg:viewBox="0 0 3649 6151">
          <text:p/>
        </draw:connector>
        <draw:connector draw:style-name="gr14" draw:text-style-name="P13" draw:layer="layout" svg:x1="22cm" svg:y1="9.4cm" svg:x2="25.147cm" svg:y2="18.6cm" draw:start-shape="id5" draw:start-glue-point="3" draw:end-shape="id8" draw:end-glue-point="6" svg:d="M22000 9400h-501v9200h3648" svg:viewBox="0 0 3649 9201">
          <text:p/>
        </draw:connector>
        <draw:connector draw:style-name="gr14" draw:text-style-name="P13" draw:layer="layout" draw:line-skew="-0.025cm" svg:x1="21.05cm" svg:y1="4.45cm" svg:x2="26cm" svg:y2="8.4cm" draw:start-shape="id9" draw:start-glue-point="2" draw:end-shape="id5" draw:end-glue-point="0" svg:d="M21050 4450v1950h4950v2000" svg:viewBox="0 0 4951 3951">
          <text:p/>
        </draw:connector>
        <draw:connector draw:style-name="gr14" draw:text-style-name="P13" draw:layer="layout" draw:line-skew="-0.025cm" svg:x1="21.05cm" svg:y1="4.45cm" svg:x2="17.75cm" svg:y2="8.4cm" draw:start-shape="id9" draw:start-glue-point="2" draw:end-shape="id10" draw:end-glue-point="0" svg:d="M21050 4450v1950h-3300v2000" svg:viewBox="0 0 3301 3951">
          <text:p/>
        </draw:connector>
        <draw:connector draw:style-name="gr14" draw:text-style-name="P13" draw:layer="layout" svg:x1="7.35cm" svg:y1="4.45cm" svg:x2="10.8cm" svg:y2="8.4cm" draw:start-shape="id11" draw:start-glue-point="2" draw:end-shape="id1" draw:end-glue-point="0" svg:d="M7350 4450v1975h3450v1975" svg:viewBox="0 0 3451 3951">
          <text:p/>
        </draw:connector>
        <draw:connector draw:style-name="gr14" draw:text-style-name="P13" draw:layer="layout" svg:x1="7.35cm" svg:y1="4.45cm" svg:x2="4.05cm" svg:y2="8.4cm" draw:start-shape="id11" draw:start-glue-point="2" draw:end-shape="id12" draw:end-glue-point="0" svg:d="M7350 4450v1975h-3300v1975" svg:viewBox="0 0 3301 3951">
          <text:p/>
        </draw:connector>
        <draw:connector draw:style-name="gr14" draw:text-style-name="P13" draw:layer="layout" svg:x1="30.4cm" svg:y1="4.45cm" svg:x2="28cm" svg:y2="12.55cm" draw:start-shape="id13" draw:start-glue-point="2" draw:end-shape="id6" draw:end-glue-point="10" svg:d="M30400 4450v8100h-2400" svg:viewBox="0 0 2401 8101">
          <text:p/>
        </draw:connector>
        <draw:connector draw:style-name="gr14" draw:text-style-name="P13" draw:layer="layout" svg:x1="30.4cm" svg:y1="4.45cm" svg:x2="27.9cm" svg:y2="15.55cm" draw:start-shape="id13" draw:start-glue-point="2" draw:end-shape="id7" draw:end-glue-point="10" svg:d="M30400 4450v11100h-2500" svg:viewBox="0 0 2501 11101">
          <text:p/>
        </draw:connector>
        <draw:connector draw:style-name="gr14" draw:text-style-name="P13" draw:layer="layout" svg:x1="30.4cm" svg:y1="4.45cm" svg:x2="27.9cm" svg:y2="18.6cm" draw:start-shape="id13" draw:start-glue-point="2" draw:end-shape="id8" draw:end-glue-point="10" svg:d="M30400 4450v14150h-2500" svg:viewBox="0 0 2501 14151">
          <text:p/>
        </draw:connector>
        <draw:connector draw:style-name="gr14" draw:text-style-name="P13" draw:layer="layout" svg:x1="30.4cm" svg:y1="4.45cm" svg:x2="18.7cm" svg:y2="27.2cm" draw:start-shape="id13" draw:start-glue-point="2" draw:end-shape="id4" draw:end-glue-point="10" svg:d="M30400 4450v22750h-11700" svg:viewBox="0 0 11701 22751">
          <text:p/>
        </draw:connector>
        <draw:connector draw:style-name="gr14" draw:text-style-name="P13" draw:layer="layout" svg:x1="30.4cm" svg:y1="4.45cm" svg:x2="18.7cm" svg:y2="24.15cm" draw:start-shape="id13" draw:start-glue-point="2" draw:end-shape="id3" draw:end-glue-point="10" svg:d="M30400 4450v19700h-11700" svg:viewBox="0 0 11701 19701">
          <text:p/>
        </draw:connector>
        <draw:connector draw:style-name="gr14" draw:text-style-name="P13" draw:layer="layout" svg:x1="30.4cm" svg:y1="4.45cm" svg:x2="18.7cm" svg:y2="21.1cm" draw:start-shape="id13" draw:start-glue-point="2" draw:end-shape="id2" draw:end-glue-point="10" svg:d="M30400 4450v16650h-11700" svg:viewBox="0 0 11701 16651">
          <text:p/>
        </draw:connector>
        <draw:line draw:style-name="gr14" draw:text-style-name="P13" draw:layer="layout" svg:x1="1.7cm" svg:y1="22.8cm" svg:x2="4.5cm" svg:y2="22.8cm">
          <text:p/>
        </draw:line>
        <draw:frame draw:style-name="gr15" draw:text-style-name="P14" draw:layer="layout" svg:width="4.9cm" svg:height="1cm" svg:x="4.5cm" svg:y="22.3cm">
          <draw:text-box>
            <text:p>Inheritance</text:p>
          </draw:text-box>
        </draw:frame>
        <draw:custom-shape draw:style-name="gr16" draw:text-style-name="P15" draw:layer="layout" svg:width="2.7cm" svg:height="1.3cm" svg:x="1.7cm" svg:y="26.4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4.5cm" svg:height="1.673cm" svg:x="4.5cm" svg:y="26.2cm">
          <draw:text-box>
            <text:p>Abstract Classes</text:p>
          </draw:text-box>
        </draw:frame>
        <draw:custom-shape draw:style-name="gr18" draw:text-style-name="P15" draw:layer="layout" svg:width="2.6cm" svg:height="2.5cm" svg:x="1.8cm" svg:y="2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4cm" svg:height="1.1cm" svg:x="4.6cm" svg:y="24.2cm">
          <draw:text-box>
            <text:p>Classes</text:p>
          </draw:text-box>
        </draw:frame>
        <draw:custom-shape draw:style-name="gr20" draw:text-style-name="P17" xml:id="id14" draw:id="id14" draw:layer="layout" svg:width="3cm" svg:height="1.5cm" svg:x="33.4cm" svg:y="2.5cm">
          <text:p text:style-name="P16"><text:span text:style-name="T3">Base_</text:span></text:p>
          <text:p text:style-name="P16"><text:span text:style-name="T3">Persistency_</text:span></text:p>
          <text:p text:style-name="P16"><text:span text:style-name="T3">support</text:span></text:p>
          <draw:enhanced-geometry svg:viewBox="0 0 21600 21600" draw:type="rectangle" draw:enhanced-path="M 0 0 L 21600 0 21600 21600 0 21600 0 0 Z N"/>
        </draw:custom-shape>
        <draw:connector draw:style-name="gr14" draw:text-style-name="P13" draw:layer="layout" svg:x1="34.9cm" svg:y1="4cm" svg:x2="28cm" svg:y2="12.55cm" draw:start-shape="id14" draw:start-glue-point="2" draw:end-shape="id6" draw:end-glue-point="10" svg:d="M34900 4000v8550h-6900" svg:viewBox="0 0 6901 8551">
          <text:p/>
        </draw:connector>
        <draw:connector draw:style-name="gr14" draw:text-style-name="P13" draw:layer="layout" svg:x1="34.9cm" svg:y1="4cm" svg:x2="27.9cm" svg:y2="15.55cm" draw:start-shape="id14" draw:start-glue-point="2" draw:end-shape="id7" draw:end-glue-point="10" svg:d="M34900 4000v11550h-7000" svg:viewBox="0 0 7001 11551">
          <text:p/>
        </draw:connector>
        <draw:connector draw:style-name="gr14" draw:text-style-name="P13" draw:layer="layout" svg:x1="34.9cm" svg:y1="4cm" svg:x2="27.9cm" svg:y2="18.6cm" draw:start-shape="id14" draw:start-glue-point="2" draw:end-shape="id8" draw:end-glue-point="10" svg:d="M34900 4000v14600h-7000" svg:viewBox="0 0 7001 14601">
          <text:p/>
        </draw:connector>
        <draw:connector draw:style-name="gr14" draw:text-style-name="P13" draw:layer="layout" svg:x1="34.9cm" svg:y1="4cm" svg:x2="18.7cm" svg:y2="21.1cm" draw:start-shape="id14" draw:start-glue-point="2" draw:end-shape="id2" draw:end-glue-point="10" svg:d="M34900 4000v17100h-16200" svg:viewBox="0 0 16201 17101">
          <text:p/>
        </draw:connector>
        <draw:connector draw:style-name="gr14" draw:text-style-name="P13" draw:layer="layout" svg:x1="34.9cm" svg:y1="4cm" svg:x2="18.7cm" svg:y2="24.15cm" draw:start-shape="id14" draw:start-glue-point="2" draw:end-shape="id3" draw:end-glue-point="10" svg:d="M34900 4000v20150h-16200" svg:viewBox="0 0 16201 20151">
          <text:p/>
        </draw:connector>
        <draw:connector draw:style-name="gr14" draw:text-style-name="P13" draw:layer="layout" svg:x1="34.9cm" svg:y1="4cm" svg:x2="18.7cm" svg:y2="27.2cm" draw:start-shape="id14" draw:start-glue-point="2" draw:end-shape="id4" draw:end-glue-point="10" svg:d="M34900 4000v23200h-16200" svg:viewBox="0 0 16201 23201">
          <text:p/>
        </draw:connector>
        <draw:custom-shape draw:style-name="gr20" draw:text-style-name="P17" xml:id="id15" draw:id="id15" draw:layer="layout" svg:width="3cm" svg:height="1.5cm" svg:x="37.4cm" svg:y="2.5cm">
          <text:p text:style-name="P16"><text:span text:style-name="T3">Base_</text:span></text:p>
          <text:p text:style-name="P16"><text:span text:style-name="T3">Qcow_</text:span></text:p>
          <text:p text:style-name="P16"><text:span text:style-name="T3">support</text:span></text:p>
          <draw:enhanced-geometry svg:viewBox="0 0 21600 21600" draw:type="rectangle" draw:enhanced-path="M 0 0 L 21600 0 21600 21600 0 21600 0 0 Z N"/>
        </draw:custom-shape>
        <draw:connector draw:style-name="gr14" draw:text-style-name="P13" draw:layer="layout" svg:x1="38.9cm" svg:y1="4cm" svg:x2="28cm" svg:y2="12.55cm" draw:start-shape="id15" draw:start-glue-point="2" draw:end-shape="id6" draw:end-glue-point="10" svg:d="M38900 4000v8550h-10900" svg:viewBox="0 0 10901 8551">
          <text:p/>
        </draw:connector>
        <draw:connector draw:style-name="gr14" draw:text-style-name="P13" draw:layer="layout" svg:x1="38.9cm" svg:y1="4cm" svg:x2="27.9cm" svg:y2="15.55cm" draw:start-shape="id15" draw:start-glue-point="2" draw:end-shape="id7" draw:end-glue-point="10" svg:d="M38900 4000v11550h-11000" svg:viewBox="0 0 11001 11551">
          <text:p/>
        </draw:connector>
        <draw:connector draw:style-name="gr14" draw:text-style-name="P13" draw:layer="layout" svg:x1="38.9cm" svg:y1="4cm" svg:x2="27.9cm" svg:y2="18.6cm" draw:start-shape="id15" draw:start-glue-point="2" draw:end-shape="id8" draw:end-glue-point="10" svg:d="M38900 4000v14600h-11000" svg:viewBox="0 0 11001 14601">
          <text:p/>
        </draw:connector>
        <draw:connector draw:style-name="gr14" draw:text-style-name="P13" draw:layer="layout" svg:x1="38.9cm" svg:y1="4cm" svg:x2="18.7cm" svg:y2="21.1cm" draw:start-shape="id15" draw:start-glue-point="2" draw:end-shape="id2" draw:end-glue-point="10" svg:d="M38900 4000v17100h-20200" svg:viewBox="0 0 20201 17101">
          <text:p/>
        </draw:connector>
        <draw:connector draw:style-name="gr14" draw:text-style-name="P13" draw:layer="layout" svg:x1="38.9cm" svg:y1="4cm" svg:x2="18.7cm" svg:y2="24.15cm" draw:start-shape="id15" draw:start-glue-point="2" draw:end-shape="id3" draw:end-glue-point="10" svg:d="M38900 4000v20150h-20200" svg:viewBox="0 0 20201 20151">
          <text:p/>
        </draw:connector>
        <draw:connector draw:style-name="gr14" draw:text-style-name="P13" draw:layer="layout" svg:x1="38.9cm" svg:y1="4cm" svg:x2="18.7cm" svg:y2="27.2cm" draw:start-shape="id15" draw:start-glue-point="2" draw:end-shape="id4" draw:end-glue-point="10" svg:d="M38900 4000v23200h-20200" svg:viewBox="0 0 20201 232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Заливка_20_синим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Заливка_20_зелёным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Заливка_20_красным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Заливка_20_жёлтым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11T18:20:00.738095952</meta:creation-date>
    <dc:date>2020-03-07T22:55:22.622275946</dc:date>
    <meta:editing-duration>PT18H17M36S</meta:editing-duration>
    <meta:editing-cycles>10</meta:editing-cycles>
    <meta:generator>LibreOffice/6.3.4.2.0$Linux_X86_64 LibreOffice_project/30$Build-2</meta:generator>
    <meta:document-statistic meta:object-count="49"/>
  </office:meta>
</office:document-meta>
</file>